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9.405cm"/>
    </style:style>
    <style:style style:name="Таблица2.B" style:family="table-column">
      <style:table-column-properties style:column-width="7.595cm"/>
    </style:style>
    <style:style style:name="Таблица2.A1" style:family="table-cell">
      <style:table-cell-properties style:vertical-align="middle" fo:padding="0.049cm" fo:border="none"/>
    </style:style>
    <style:style style:name="Таблица1" style:family="table">
      <style:table-properties style:width="19.119cm" table:align="left"/>
    </style:style>
    <style:style style:name="Таблица1.A" style:family="table-column">
      <style:table-column-properties style:column-width="7.77cm"/>
    </style:style>
    <style:style style:name="Таблица1.B" style:family="table-column">
      <style:table-column-properties style:column-width="11.349cm"/>
    </style:style>
    <style:style style:name="Таблица1.A1" style:family="table-cell">
      <style:table-cell-properties style:vertical-align="middle" fo:padding="0.049cm" fo:border="none"/>
    </style:style>
    <style:style style:name="Таблица3" style:family="table">
      <style:table-properties style:width="20.228cm" table:align="left"/>
    </style:style>
    <style:style style:name="Таблица3.A" style:family="table-column">
      <style:table-column-properties style:column-width="8.684cm"/>
    </style:style>
    <style:style style:name="Таблица3.B" style:family="table-column">
      <style:table-column-properties style:column-width="11.545cm"/>
    </style:style>
    <style:style style:name="Таблица3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83838"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83838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83838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83838" fo:font-size="11pt" fo:font-weight="bold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83838" fo:font-size="11pt" fo:font-weight="bold" style:font-size-asian="11pt" style:font-size-complex="11pt"/>
    </style:style>
    <style:style style:name="P6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83838" fo:font-size="11pt" style:font-size-asian="11pt" style:font-size-complex="11pt"/>
    </style:style>
    <style:style style:name="P7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0000ff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fo:color="#000000" fo:language="ru" fo:country="RU"/>
    </style:style>
    <style:style style:name="P9" style:family="paragraph" style:parent-style-name="Table_20_Contents">
      <style:paragraph-properties fo:margin-left="0.048cm" fo:margin-right="-4.401cm" fo:margin-top="0cm" fo:margin-bottom="0cm" fo:text-indent="0cm" style:auto-text-indent="false" fo:padding="0cm" fo:border="none" text:number-lines="false" text:line-number="0">
        <style:tab-stops>
          <style:tab-stop style:position="7.144cm"/>
          <style:tab-stop style:position="10.246cm"/>
        </style:tab-stops>
      </style:paragraph-properties>
      <style:text-properties fo:color="#383838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cm" fo:margin-bottom="0cm" fo:padding="0cm" fo:border="none"/>
      <style:text-properties fo:color="#383838" fo:font-size="11pt" style:font-size-asian="11pt" style:font-size-complex="11pt"/>
    </style:style>
    <style:style style:name="T1" style:family="text">
      <style:text-properties fo:font-variant="normal" fo:text-transform="none" fo:color="#333333" style:font-name="Times New Roman" fo:font-size="11pt" fo:letter-spacing="normal" fo:language="ru" fo:country="RU" fo:font-style="normal" fo:font-weight="bold" style:font-size-asian="11pt" style:font-weight-asian="bold" style:font-size-complex="11pt" style:font-weight-complex="bold"/>
    </style:style>
    <style:style style:name="T2" style:family="text">
      <style:text-properties fo:font-variant="normal" fo:text-transform="none" fo:color="#333333" style:font-name="Times New Roman" fo:font-size="11pt" fo:letter-spacing="normal" fo:language="ru" fo:country="RU" fo:font-style="normal" fo:font-weight="normal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style:font-name="Times New Roman" fo:font-size="11pt" fo:letter-spacing="normal" fo:language="ru" fo:country="RU" fo:font-style="normal" fo:font-weight="normal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font-name="Times New Roman" fo:font-size="11pt" fo:letter-spacing="normal" fo:language="ru" fo:country="RU" fo:font-style="normal" fo:font-weight="bold" style:font-size-asian="11pt" style:font-weight-asian="bold" style:font-size-complex="11pt" style:font-weight-complex="bold"/>
    </style:style>
    <style:style style:name="T5" style:family="text">
      <style:text-properties fo:font-variant="normal" fo:text-transform="none" fo:color="#0066cc" style:font-name="Times New Roman" fo:font-size="11pt" fo:letter-spacing="normal" fo:language="ru" fo:country="RU" fo:font-style="norm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color="#0066cc" style:font-name="Times New Roman" fo:font-size="11pt" fo:letter-spacing="normal" fo:language="ru" fo:country="RU" fo:font-style="normal" fo:font-weight="bold" style:font-size-asian="11pt" style:font-weight-asian="bold" style:font-size-complex="11pt" style:font-weight-complex="bold"/>
    </style:style>
    <style:style style:name="T7" style:family="text">
      <style:text-properties fo:font-variant="normal" fo:text-transform="none" fo:color="#0066cc" style:font-name="Times New Roman" fo:font-size="11pt" fo:letter-spacing="normal" fo:language="en" fo:country="US" fo:font-style="norm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" style:family="text">
      <style:text-properties fo:color="#0000ff"/>
    </style:style>
    <style:style style:name="T9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По 223 ФЗ<text:line-break/></text:span><text:span text:style-name="T2"><text:line-break/>1. </text:span><text:span text:style-name="T6">Если </text:span><text:span text:style-name="T5">Запрос котировок в электронной форме <text:s/></text:span><text:span text:style-name="T7">; </text:span><text:span text:style-name="T5">Закрытый запрос цен в электронной форме ; Открытый запрос коммерческих предложений в электронной форме ; Открытый запрос цен в электронной форме -</text:span><text:span text:style-name="T6"> то должно отображаться в блоке <text:s/>Порядок размещения :<text:line-break/></text:span><text:span text:style-name="T4">Пример:</text:span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Дата и время окончания подачи заявок<text:line-break/>(по местному времени заказчика)</text:p>
          </table:table-cell>
          <table:table-cell table:style-name="Таблица2.A1" office:value-type="string">
            <text:p text:style-name="P7"/>
          </table:table-cell>
        </table:table-row>
        <table:table-row>
          <table:table-cell table:style-name="Таблица2.A1" table:number-columns-spanned="2" office:value-type="string">
            <text:p text:style-name="P3">Рассмотрение заявок</text:p>
          </table:table-cell>
          <table:covered-table-cell/>
        </table:table-row>
        <table:table-row>
          <table:table-cell table:style-name="Таблица2.A1" office:value-type="string">
            <text:p text:style-name="P2">Дата и время рассмотрения заявок<text:line-break/>(по местному времени заказчика)</text:p>
          </table:table-cell>
          <table:table-cell table:style-name="Таблица2.A1" office:value-type="string">
            <text:p text:style-name="P7"/>
          </table:table-cell>
        </table:table-row>
        <table:table-row>
          <table:table-cell table:style-name="Таблица2.A1" office:value-type="string">
            <text:p text:style-name="P2">Место рассмотрения заявок</text:p>
          </table:table-cell>
          <table:table-cell table:style-name="Таблица2.A1" office:value-type="string">
            <text:p text:style-name="P1">Пример: Данная процедура проводится в электронной форме на ЭТП группы B2B-Center (www.b2b-center.ru). Предложения участников подаются в форме электронного документа, подписанного электронной цифровой подписью.</text:p>
          </table:table-cell>
        </table:table-row>
        <table:table-row>
          <table:table-cell table:style-name="Таблица2.A1" table:number-columns-spanned="2" office:value-type="string">
            <text:p text:style-name="P3">Проведение закупки в электронной форме</text:p>
          </table:table-cell>
          <table:covered-table-cell/>
        </table:table-row>
        <table:table-row>
          <table:table-cell table:style-name="Таблица2.A1" office:value-type="string">
            <text:p text:style-name="P2">Дата и время подведения итогов<text:line-break/>(по местному времени заказчика)</text:p>
          </table:table-cell>
          <table:table-cell table:style-name="Таблица2.A1" office:value-type="string">
            <text:p text:style-name="P7"/>
          </table:table-cell>
        </table:table-row>
      </table:table>
      <text:h text:style-name="Heading_20_2" text:outline-level="2"><text:span text:style-name="T3">На закупках все вышеперечисленным виды тендеров в пункте 1 отображаются одинаково.</text:span><text:span text:style-name="T2"><text:line-break/>Пример запроса котировок в электронной форме на закупках:<text:line-break/></text:span><text:a xlink:type="simple" xlink:href="http://zakupki.gov.ru/223/purchase/public/purchase/info/common-info.html?noticeId=2311842&amp;epz=true" text:style-name="Internet_20_link" text:visited-style-name="Visited_20_Internet_20_Link"><text:span text:style-name="T9">http://zakupki.gov.ru/223/purchase/public/purchase/info/common-info.html?noticeId=2311842&amp;epz=true</text:span></text:a><text:span text:style-name="T4"><text:line-break/><text:line-break/><text:line-break/>2.</text:span><text:span text:style-name="T6">Если <text:s/></text:span><text:span text:style-name="T5">Запрос предложений; Открытый Запрос предложений </text:span><text:span text:style-name="T7">-</text:span><text:span text:style-name="T6">то должно отображаться в блоке <text:s/>Порядок размещения :<text:line-break/></text:span><text:span text:style-name="T4">Пример:</text:span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Дата и время окончания подачи заявок<text:line-break/>(по местному времени заказчика)</text:p>
          </table:table-cell>
          <table:table-cell table:style-name="Таблица1.A1" office:value-type="string">
            <text:p text:style-name="P6">28.04.2015 в 18:00 <text:span text:style-name="T8">(МСК)</text:span></text:p>
          </table:table-cell>
        </table:table-row>
        <table:table-row>
          <table:table-cell table:style-name="Таблица1.A1" table:number-columns-spanned="2" office:value-type="string">
            <text:p text:style-name="P5">Рассмотрение заявок</text:p>
          </table:table-cell>
          <table:covered-table-cell/>
        </table:table-row>
        <table:table-row>
          <table:table-cell table:style-name="Таблица1.A1" office:value-type="string">
            <text:p text:style-name="P4">Дата и время рассмотрения заявок<text:line-break/>(по местному времени заказчика)</text:p>
          </table:table-cell>
          <table:table-cell table:style-name="Таблица1.A1" office:value-type="string">
            <text:p text:style-name="P6">12.05.2015 в 18:00 <text:span text:style-name="T8">(МСК)</text:span></text:p>
          </table:table-cell>
        </table:table-row>
        <table:table-row>
          <table:table-cell table:style-name="Таблица1.A1" office:value-type="string">
            <text:p text:style-name="P4">Место рассмотрения заявок</text:p>
          </table:table-cell>
          <table:table-cell table:style-name="Таблица1.A1" office:value-type="string">
            <text:p text:style-name="P6">125212, г. Москва, ул. Адмирала Макарова д.6, стр.1, каб. 202</text:p>
          </table:table-cell>
        </table:table-row>
        <table:table-row>
          <table:table-cell table:style-name="Таблица1.A1" table:number-columns-spanned="2" office:value-type="string">
            <text:p text:style-name="P5">Подведение итогов</text:p>
          </table:table-cell>
          <table:covered-table-cell/>
        </table:table-row>
        <table:table-row>
          <table:table-cell table:style-name="Таблица1.A1" office:value-type="string">
            <text:p text:style-name="P4">Дата и время подведения итогов<text:line-break/>(по местному времени заказчика)</text:p>
          </table:table-cell>
          <table:table-cell table:style-name="Таблица1.A1" office:value-type="string">
            <text:p text:style-name="P6">12.05.2015 в 18:00 <text:span text:style-name="T8">(МСК)</text:span></text:p>
          </table:table-cell>
        </table:table-row>
        <table:table-row>
          <table:table-cell table:style-name="Таблица1.A1" office:value-type="string">
            <text:p text:style-name="P4">Место подведения итогов</text:p>
          </table:table-cell>
          <table:table-cell table:style-name="Таблица1.A1" office:value-type="string">
            <text:p text:style-name="P10">125212, г. Москва, ул. Адмирала Макарова д.6, стр.1, каб. 20</text:p>
          </table:table-cell>
        </table:table-row>
      </table:table>
      <text:h text:style-name="Heading_20_2" text:outline-level="2"><text:span text:style-name="T3">Пример как запрос предложений отображается на закупках:<text:line-break/></text:span><text:a xlink:type="simple" xlink:href="http://zakupki.gov.ru/223/purchase/public/purchase/info/common-info.html?noticeId=2311829&amp;epz=true" text:style-name="Internet_20_link" text:visited-style-name="Visited_20_Internet_20_Link"><text:span text:style-name="T9">http://zakupki.gov.ru/223/purchase/public/purchase/info/common-info.html?noticeId=2311829&amp;epz=true</text:span></text:a><text:span text:style-name="T3"><text:line-break/><text:line-break/><text:line-break/>3.</text:span><text:span text:style-name="T6">При закупке у единого поставщика вообще не пишется порядок размещения:</text:span><text:span text:style-name="T3"><text:line-break/>Пример закупки у единого поставщика:<text:line-break/></text:span><text:a xlink:type="simple" xlink:href="http://zakupki.gov.ru/223/purchase/public/purchase/info/common-info.html?noticeId=2309228&amp;epz=true" text:style-name="Internet_20_link" text:visited-style-name="Visited_20_Internet_20_Link">http://zakupki.gov.ru/223/purchase/public/purchase/info/common-info.html?noticeId=2309228&amp;epz=true</text:a><text:span text:style-name="T2"><text:line-break/><text:line-break/><text:line-break/>4.</text:span><text:span text:style-name="T6">Если <text:s/></text:span><text:span text:style-name="T5">Открытый конкурс</text:span><text:span text:style-name="T7">-</text:span><text:span text:style-name="T6">то должно отображаться в блоке <text:s/>Порядок размещения :<text:line-break/>Пример:<text:line-break/>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Дата и время окончания подачи заявок<text:line-break/>(по местному времени заказчика)</text:p>
          </table:table-cell>
          <table:table-cell table:style-name="Таблица3.A1" office:value-type="string">
            <text:p text:style-name="P6">08.05.2015 в 09:00 <text:span text:style-name="T8">(МСК)</text:span></text:p>
          </table:table-cell>
        </table:table-row>
        <table:table-row>
          <table:table-cell table:style-name="Таблица3.A1" table:number-columns-spanned="2" office:value-type="string">
            <text:p text:style-name="P5"/>
          </table:table-cell>
          <table:covered-table-cell/>
        </table:table-row>
        <table:table-row>
          <table:table-cell table:style-name="Таблица3.A1" office:value-type="string">
            <text:p text:style-name="P4">Дата и время вскрытия конвертов<text:line-break/>(по местному времени заказчика)</text:p>
          </table:table-cell>
          <table:table-cell table:style-name="Таблица3.A1" office:value-type="string">
            <text:p text:style-name="P6">08.05.2015 в 09:30 <text:span text:style-name="T8">(МСК)</text:span></text:p>
          </table:table-cell>
        </table:table-row>
        <table:table-row>
          <table:table-cell table:style-name="Таблица3.A1" office:value-type="string">
            <text:p text:style-name="P4">Место вскрытия конвертов</text:p>
          </table:table-cell>
          <table:table-cell table:style-name="Таблица3.A1" office:value-type="string">
            <text:p text:style-name="P6">Балашихинский р-н, мкр. Салтыковка, ул. Гражданская, д. 5, 2 этаж, «Комната переговоров»</text:p>
          </table:table-cell>
        </table:table-row>
        <text:soft-page-break/>
        <table:table-row>
          <table:table-cell table:style-name="Таблица3.A1" table:number-columns-spanned="2" office:value-type="string">
            <text:p text:style-name="P5">Рассмотрение заявок</text:p>
          </table:table-cell>
          <table:covered-table-cell/>
        </table:table-row>
        <table:table-row>
          <table:table-cell table:style-name="Таблица3.A1" office:value-type="string">
            <text:p text:style-name="P4">Дата и время рассмотрения заявок<text:line-break/>(по местному времени заказчика)</text:p>
          </table:table-cell>
          <table:table-cell table:style-name="Таблица3.A1" office:value-type="string">
            <text:p text:style-name="P6">08.05.2015 в 12:00 <text:span text:style-name="T8">(МСК)</text:span></text:p>
          </table:table-cell>
        </table:table-row>
        <table:table-row>
          <table:table-cell table:style-name="Таблица3.A1" office:value-type="string">
            <text:p text:style-name="P4">Место рассмотрения заявок</text:p>
          </table:table-cell>
          <table:table-cell table:style-name="Таблица3.A1" office:value-type="string">
            <text:p text:style-name="P6">Балашихинский р-н, мкр. Салтыковка, ул. Гражданская, д. 5, 2 этаж, «Комната переговоров»</text:p>
          </table:table-cell>
        </table:table-row>
        <table:table-row>
          <table:table-cell table:style-name="Таблица3.A1" table:number-columns-spanned="2" office:value-type="string">
            <text:p text:style-name="P5"/>
          </table:table-cell>
          <table:covered-table-cell/>
        </table:table-row>
        <table:table-row>
          <table:table-cell table:style-name="Таблица3.A1" office:value-type="string">
            <text:p text:style-name="P4">Дата и время подведения итогов<text:line-break/>(по местному времени заказчика)</text:p>
          </table:table-cell>
          <table:table-cell table:style-name="Таблица3.A1" office:value-type="string">
            <text:p text:style-name="P6">08.05.2015 в 15:00 <text:span text:style-name="T8">(МСК)</text:span></text:p>
          </table:table-cell>
        </table:table-row>
        <table:table-row>
          <table:table-cell table:style-name="Таблица3.A1" office:value-type="string">
            <text:p text:style-name="P4">Место подведения итогов</text:p>
          </table:table-cell>
          <table:table-cell table:style-name="Таблица3.A1" office:value-type="string">
            <text:p text:style-name="P10">Балашихинский р-н, мкр. Салтыковка, ул. Гражданская, д. 5, 2 этаж, «Комната переговоров»</text:p>
          </table:table-cell>
        </table:table-row>
      </table:table>
      <text:h text:style-name="Heading_20_2" text:outline-level="2"><text:span text:style-name="T3">Пример открытого конкурса :<text:line-break/>http://zakupki.gov.ru/223/purchase/public/purchase/info/common-info.html?noticeId=2309839&amp;epz=true</text:span><text:span text:style-name="T6"><text:line-break/></text:span><text:span text:style-name="T2"><text:line-break/><text:line-break/></text:span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ahoma" svg:font-family="Tahom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68cm" fo:margin-bottom="0.111cm" fo:margin-left="0.409cm" fo:margin-right="0.36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26T15:10:42.24</meta:creation-date>
    <dc:date>2015-05-26T18:43:19.01</dc:date>
    <meta:editing-duration>PT2H9M40S</meta:editing-duration>
    <meta:editing-cycles>20</meta:editing-cycles>
    <meta:generator>OpenOffice/4.1.0$Win32 OpenOffice.org_project/410m18$Build-9764</meta:generator>
    <meta:document-statistic meta:table-count="3" meta:image-count="0" meta:object-count="0" meta:page-count="2" meta:paragraph-count="38" meta:word-count="348" meta:character-count="2872"/>
  </office:meta>
</office:document-meta>
</file>